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 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Scalable Blockchain Hybrid In Works By Former Google and Microsoft Dev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 table:number-rows-repeated="104812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91:Sheet1.F4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 style:data-style-name="N2" text:time-value="22:25:11.435355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22:26:45.588266578</dc:date>
    <meta:generator>LibreOffice/5.4.3.2$Linux_X86_64 LibreOffice_project/40m0$Build-2</meta:generator>
    <meta:editing-duration>PT2H14M15S</meta:editing-duration>
    <meta:editing-cycles>105</meta:editing-cycles>
    <meta:document-statistic meta:table-count="1" meta:cell-count="2343" meta:object-count="0"/>
    <meta:user-defined meta:name=""/>
  </office:meta>
</office:document-meta>
</file>